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" style:family="paragraph">
      <loext:graphic-properties draw:fill="none" draw:fill-color="#ffffff"/>
      <style:text-properties fo:font-size="20pt" fo:font-weight="normal" style:font-size-asian="20pt" style:font-weight-asian="normal" style:font-size-complex="20pt" style:font-weight-complex="normal"/>
    </style:style>
    <style:style style:name="P3" style:family="paragraph">
      <style:paragraph-properties fo:text-align="center"/>
    </style:style>
    <style:style style:name="T1" style:family="text">
      <style:text-properties fo:font-size="20pt" fo:font-style="italic" fo:font-weight="normal" style:font-size-asian="20pt" style:font-weight-asian="normal" style:font-size-complex="20pt" style:font-weight-complex="normal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2.5cm" svg:y="2.25cm">
          <draw:text-box>
            <text:p><text:span text:style-name="T1">R </text:span><text:span text:style-name="T2">[n]</text:span></text:p>
          </draw:text-box>
        </draw:frame>
        <draw:frame draw:style-name="gr1" draw:text-style-name="P2" draw:layer="layout" svg:width="1cm" svg:height="1.65cm" svg:x="17.8cm" svg:y="8.85cm">
          <draw:text-box>
            <text:p><text:span text:style-name="T2">n</text:span></text:p>
          </draw:text-box>
        </draw:frame>
        <draw:frame draw:style-name="gr2" draw:text-style-name="P3" draw:layer="layout" svg:width="15.999cm" svg:height="8.999cm" svg:x="2cm" svg:y="3.40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2-02T16:37:11.382890392</dc:date>
    <meta:editing-duration>PT17M21S</meta:editing-duration>
    <meta:editing-cycles>23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9" chart:origin="0" chart:interval-maj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origin="0" chart:interval-major="0.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plot-area chart:style-name="ch2" chart:data-source-has-labels="both" svg:x="0.32cm" svg:y="0.18cm" svg:width="15.36cm" svg:height="8.64cm">
          <chartooo:coordinate-region svg:x="1.113cm" svg:y="0.322cm" svg:width="14.567cm" svg:height="7.851cm"/>
          <chart:axis chart:dimension="x" chart:name="primary-x" chart:style-name="ch3" chartooo:axis-type="auto">
            <chart:categories table:cell-range-address="local-table.$A$2:.$A$1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1" chart:label-cell-address="local-table.$C$1" chart:class="chart:scatter">
            <chart:domain table:cell-range-address="local-table.$B$2:.$B$101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3.089271">
                <text:p>13.0892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.058055">
                <text:p>4.058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3.829314">
                <text:p>3.829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769203">
                <text:p>3.769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.063963">
                <text:p>4.0639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.850908">
                <text:p>3.850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.987817">
                <text:p>3.987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.834278">
                <text:p>3.8342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3.789423">
                <text:p>3.789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.978052">
                <text:p>3.978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.894662">
                <text:p>3.8946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.892846">
                <text:p>3.8928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.012952">
                <text:p>4.0129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.884182">
                <text:p>3.884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3.84716">
                <text:p>3.847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3.884121">
                <text:p>3.8841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3.918428">
                <text:p>3.9184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3.793717">
                <text:p>3.7937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3.916876">
                <text:p>3.9168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3.954236">
                <text:p>3.9542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3.826388">
                <text:p>3.826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3.913756">
                <text:p>3.9137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3.950236">
                <text:p>3.9502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.873945">
                <text:p>3.8739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3.793627">
                <text:p>3.7936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3.995815">
                <text:p>3.9958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3.979682">
                <text:p>3.9796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.16575">
                <text:p>4.16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.917721">
                <text:p>3.917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.881307">
                <text:p>3.881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3.645883">
                <text:p>3.6458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.687744">
                <text:p>3.6877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3.876413">
                <text:p>3.8764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.90393">
                <text:p>3.9039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3.886277">
                <text:p>3.8862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3.95039">
                <text:p>3.950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.82695">
                <text:p>3.82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.864671">
                <text:p>3.8646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.830616">
                <text:p>3.8306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.927856">
                <text:p>3.927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.757364">
                <text:p>3.7573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.722651">
                <text:p>3.7226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3.810906">
                <text:p>3.810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.948318">
                <text:p>3.948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.817534">
                <text:p>3.81753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3.888785">
                <text:p>3.8887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.723363">
                <text:p>3.7233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4.017657">
                <text:p>4.0176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.884398">
                <text:p>3.8843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.885849">
                <text:p>3.8858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3.76507">
                <text:p>3.765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.894254">
                <text:p>3.8942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.926663">
                <text:p>3.9266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.820963">
                <text:p>3.8209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.932671">
                <text:p>3.93267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.077094">
                <text:p>4.0770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.943442">
                <text:p>3.9434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.841911">
                <text:p>3.8419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3.941585">
                <text:p>3.94158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.903782">
                <text:p>3.9037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.830719">
                <text:p>3.8307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3.986745">
                <text:p>3.9867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.683267">
                <text:p>3.68326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.769457">
                <text:p>3.76945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4.012075">
                <text:p>4.0120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.985412">
                <text:p>3.9854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.810686">
                <text:p>3.81068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.814969">
                <text:p>3.81496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.963147">
                <text:p>3.9631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.991416">
                <text:p>3.99141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.79279">
                <text:p>3.792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4.110315">
                <text:p>4.110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.906082">
                <text:p>3.9060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.904876">
                <text:p>3.9048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.919232">
                <text:p>3.9192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.805777">
                <text:p>3.80577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.947765">
                <text:p>3.94776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.842019">
                <text:p>3.8420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.825744">
                <text:p>3.8257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3.679436">
                <text:p>3.6794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.93509">
                <text:p>3.9350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3.910969">
                <text:p>3.91096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3.812302">
                <text:p>3.8123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3.884069">
                <text:p>3.8840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.729338">
                <text:p>3.7293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3.881394">
                <text:p>3.8813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.981488">
                <text:p>3.9814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3.774112">
                <text:p>3.77411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3.663491">
                <text:p>3.663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4.005231">
                <text:p>4.0052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3.961878">
                <text:p>3.96187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3.800466">
                <text:p>3.80046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3.858366">
                <text:p>3.85836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.113478">
                <text:p>4.11347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3.977633">
                <text:p>3.9776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3.825876">
                <text:p>3.8258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.982745">
                <text:p>3.98274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.018769">
                <text:p>4.0187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3.835711">
                <text:p>3.8357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3.933796">
                <text:p>3.9337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